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miri" svg:font-family="Amiri" style:font-pitch="variable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 Black" style:text-underline-style="solid" style:text-underline-width="auto" style:text-underline-color="font-color" officeooo:rsid="001d7470" officeooo:paragraph-rsid="001d7470"/>
    </style:style>
    <style:style style:name="P2" style:family="paragraph" style:parent-style-name="Standard">
      <style:text-properties style:font-name="Amiri" officeooo:rsid="001d7470" officeooo:paragraph-rsid="001d7470"/>
    </style:style>
    <style:style style:name="P3" style:family="paragraph" style:parent-style-name="Standard">
      <style:text-properties style:font-name="Amiri" officeooo:rsid="001fb4d2" officeooo:paragraph-rsid="001fb4d2"/>
    </style:style>
    <style:style style:name="P4" style:family="paragraph" style:parent-style-name="Standard">
      <style:text-properties style:font-name="Amiri" officeooo:rsid="002dcf64" officeooo:paragraph-rsid="002dcf64"/>
    </style:style>
    <style:style style:name="P5" style:family="paragraph" style:parent-style-name="Standard" style:list-style-name="L1">
      <style:text-properties style:font-name="Amiri" officeooo:rsid="001fb4d2" officeooo:paragraph-rsid="001fb4d2"/>
    </style:style>
    <style:style style:name="P6" style:family="paragraph" style:parent-style-name="Standard" style:list-style-name="L3">
      <style:text-properties style:font-name="Amiri" officeooo:rsid="001fb4d2" officeooo:paragraph-rsid="001fb4d2"/>
    </style:style>
    <style:style style:name="P7" style:family="paragraph" style:parent-style-name="Standard" style:list-style-name="L2">
      <style:text-properties style:font-name="Amiri" officeooo:rsid="001d7470" officeooo:paragraph-rsid="001d7470"/>
    </style:style>
    <style:style style:name="P8" style:family="paragraph" style:parent-style-name="Standard" style:list-style-name="L2">
      <style:text-properties style:font-name="Amiri" officeooo:rsid="002acaff" officeooo:paragraph-rsid="002acaff"/>
    </style:style>
    <style:style style:name="P9" style:family="paragraph" style:parent-style-name="Standard" style:list-style-name="L2">
      <style:text-properties style:font-name="Amiri" officeooo:rsid="00316a3f" officeooo:paragraph-rsid="00316a3f"/>
    </style:style>
    <style:style style:name="P10" style:family="paragraph" style:parent-style-name="Standard" style:list-style-name="L2">
      <style:text-properties style:font-name="Amiri" officeooo:rsid="00238874" officeooo:paragraph-rsid="00238874"/>
    </style:style>
    <style:style style:name="P11" style:family="paragraph" style:parent-style-name="Standard" style:list-style-name="L3">
      <style:text-properties style:font-name="Amiri" officeooo:rsid="002dcf64" officeooo:paragraph-rsid="002dcf64"/>
    </style:style>
    <style:style style:name="P12" style:family="paragraph" style:parent-style-name="Standard" style:list-style-name="L4">
      <style:text-properties style:font-name="Amiri" officeooo:rsid="002dcf64" officeooo:paragraph-rsid="002dcf64"/>
    </style:style>
    <style:style style:name="T1" style:family="text">
      <style:text-properties officeooo:rsid="001fb4d2"/>
    </style:style>
    <style:style style:name="T2" style:family="text">
      <style:text-properties officeooo:rsid="00215e5d"/>
    </style:style>
    <style:style style:name="T3" style:family="text">
      <style:text-properties officeooo:rsid="00231344"/>
    </style:style>
    <style:style style:name="T4" style:family="text">
      <style:text-properties officeooo:rsid="0027275d"/>
    </style:style>
    <style:style style:name="T5" style:family="text">
      <style:text-properties officeooo:rsid="002d9ecd"/>
    </style:style>
    <style:style style:name="T6" style:family="text">
      <style:text-properties officeooo:rsid="002db3e7"/>
    </style:style>
    <style:style style:name="T7" style:family="text">
      <style:text-properties officeooo:rsid="002dcf64"/>
    </style:style>
    <style:style style:name="T8" style:family="text">
      <style:text-properties officeooo:rsid="002fbaf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inleitung</text:p>
      <text:p text:style-name="P2"/>
      <text:p text:style-name="P2">Grundlagen/Definitionen</text:p>
      <text:list xml:id="list3358240303921458611" text:style-name="L1">
        <text:list-item>
          <text:p text:style-name="P5">Graphentheorie Grundlagen</text:p>
        </text:list-item>
        <text:list-item>
          <text:p text:style-name="P5">MIP Grundlagen</text:p>
        </text:list-item>
        <text:list-item>
          <text:p text:style-name="P5">Gasprojekt - Anwendung</text:p>
        </text:list-item>
      </text:list>
      <text:p text:style-name="P2"/>
      <text:p text:style-name="P2">Das Problem azyklischer Flussschranken</text:p>
      <text:list xml:id="list232214900599686362" text:style-name="L2">
        <text:list-item>
          <text:p text:style-name="P7">Definition <text:span text:style-name="T2">des Problems</text:span> [Input → Output]</text:p>
        </text:list-item>
        <text:list-item>
          <text:p text:style-name="P7">Komplexität <text:span text:style-name="T4">(Problem ist polynomiell separierbar – geht genaueres? Eine untere Komplexitätsschranke?) </text:span></text:p>
        </text:list-item>
        <text:list-item>
          <text:p text:style-name="P7">MIP – Modell <text:span text:style-name="T1">(Polytop dazu?)</text:span></text:p>
        </text:list-item>
        <text:list-item>
          <text:p text:style-name="P8">alternative MIP Modelle? [TODO]</text:p>
        </text:list-item>
        <text:list-item>
          <text:p text:style-name="P7">Anzahl der benötigten Kreisungleichungen <text:span text:style-name="T3">(Kreisbasis reicht nicht aus)</text:span></text:p>
        </text:list-item>
        <text:list-item>
          <text:p text:style-name="P9">Polytop des Problems eventuell? (PORTA-Berechnungen erweitern, müsste aber erst noch was theoretisches erarbeiten...)</text:p>
        </text:list-item>
        <text:list-item>
          <text:p text:style-name="P10">Ein direkter <text:span text:style-name="T6">(exakter) </text:span>Algorithmus zur Berechnung des Problems? [TODO]</text:p>
        </text:list-item>
      </text:list>
      <text:p text:style-name="P2"/>
      <text:p text:style-name="P3">Implementierung</text:p>
      <text:list xml:id="list8420394232594574578" text:style-name="L3">
        <text:list-item>
          <text:p text:style-name="P6">Separierung der Kreisungleichungen mit SCIP [muss noch optimiert <text:span text:style-name="T7">und evtl. debugt </text:span>werden]?</text:p>
        </text:list-item>
        <text:list-item>
          <text:p text:style-name="P6">direkter Algorithmus <text:span text:style-name="T5">heuristisch (debug?)</text:span></text:p>
        </text:list-item>
        <text:list-item>
          <text:p text:style-name="P11">Verbesserung der Heuristik durch „Kreisconstraints“ <text:span text:style-name="T8">[optional TODO]</text:span></text:p>
        </text:list-item>
      </text:list>
      <text:p text:style-name="P4"/>
      <text:p text:style-name="P3">Ergebnisse der Rechnungen</text:p>
      <text:list xml:id="list972061318646352975" text:style-name="L4">
        <text:list-item>
          <text:p text:style-name="P12">Testumgebung, Instanzen </text:p>
        </text:list-item>
        <text:list-item>
          <text:p text:style-name="P12">Ergebnisse im Vergleich</text:p>
        </text:list-item>
        <text:list-item>
          <text:p text:style-name="P12">Laufzeiten im Vergleich</text:p>
        </text:list-item>
      </text:list>
      <text:p text:style-name="P3"/>
      <text:p text:style-name="P3">Zusammenfassung <text:span text:style-name="T7">und Fazit</text:span></text:p>
      <text:p text:style-name="P3"/>
      <text:p text:style-name="P3">Literat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miri" svg:font-family="Amiri" style:font-pitch="variable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Arial Black" style:text-underline-style="solid" style:text-underline-width="auto" style:text-underline-color="font-color" officeooo:rsid="001d7470" officeooo:paragraph-rsid="001d747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ntwurf Inhaltsverzeichnis/Gliederung Masterarbei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17:25:44.857608122</meta:creation-date>
    <dc:date>2015-06-25T17:36:17.295102310</dc:date>
    <meta:editing-duration>PT5H25M37S</meta:editing-duration>
    <meta:editing-cycles>12</meta:editing-cycles>
    <meta:generator>LibreOffice/4.2.8.2$Linux_X86_64 LibreOffice_project/420m0$Build-2</meta:generator>
    <meta:print-date>2015-06-25T10:04:13.143778276</meta:print-date>
    <meta:document-statistic meta:table-count="0" meta:image-count="0" meta:object-count="0" meta:page-count="1" meta:paragraph-count="24" meta:word-count="125" meta:character-count="998" meta:non-whitespace-character-count="909"/>
  </office:meta>
</office:document-meta>
</file>